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 main() {</text:p>
      <text:p text:style-name="Standard"><text:s text:c="4"/>int choise=0; s</text:p>
      <text:p text:style-name="Standard"><text:s text:c="4"/>while(choise&lt;=0||choise&gt;4){</text:p>
      <text:p text:style-name="Standard"><text:s text:c="4"/>printf("Seleccione el numero de la opcion deseada\n1:Encontrar de tres numeros el mayor\n2:Sacar promedio de 10 numeros\n3:Guardar e imprimir nombres\n4:Obtener longitud de nombre\n");</text:p>
      <text:p text:style-name="Standard"><text:s text:c="4"/>scanf("%d",&amp;choise);</text:p>
      <text:p text:style-name="Standard"><text:s text:c="4"/>}</text:p>
      <text:p text:style-name="Standard"><text:s text:c="4"/>switch(choise){</text:p>
      <text:p text:style-name="Standard"><text:s text:c="4"/>case 1: findHighestNumber();</text:p>
      <text:p text:style-name="Standard"><text:s text:c="13"/>break;</text:p>
      <text:p text:style-name="Standard"/>
      <text:p text:style-name="Standard"><text:s text:c="4"/>case 2: getAverage();</text:p>
      <text:p text:style-name="Standard"><text:s text:c="12"/>break;</text:p>
      <text:p text:style-name="Standard"/>
      <text:p text:style-name="Standard"><text:s text:c="4"/>case 3: printNames();</text:p>
      <text:p text:style-name="Standard"><text:s text:c="12"/>break;</text:p>
      <text:p text:style-name="Standard"><text:s text:c="4"/>case 4: lengthOfArray();</text:p>
      <text:p text:style-name="Standard"><text:s text:c="20"/>break;</text:p>
      <text:p text:style-name="Standard"/>
      <text:p text:style-name="Standard"><text:s text:c="4"/>}</text:p>
      <text:p text:style-name="Standard"><text:s/>return 0;</text:p>
      <text:p text:style-name="Standard">}</text:p>
      <text:p text:style-name="Standard"/>
      <text:p text:style-name="Standard"><text:s text:c="4"/>findHighestNumber(){</text:p>
      <text:p text:style-name="Standard"><text:s text:c="4"/>int firstNumber, secondNumber,thirthNumber;</text:p>
      <text:p text:style-name="Standard"><text:s text:c="4"/>printf("Ingrese el primer numero:");</text:p>
      <text:p text:style-name="Standard"><text:s text:c="4"/>scanf("%d",&amp;firstNumber);</text:p>
      <text:p text:style-name="Standard"><text:s text:c="4"/>printf("Ingrese el segundo numero:");</text:p>
      <text:p text:style-name="Standard"><text:s text:c="4"/>scanf("%d",&amp;secondNumber);</text:p>
      <text:p text:style-name="Standard"><text:s text:c="4"/>printf("Ingrese el tercer numero:");</text:p>
      <text:p text:style-name="Standard"><text:s text:c="4"/>scanf("%d",&amp;thirthNumber);</text:p>
      <text:p text:style-name="Standard"><text:s text:c="4"/>if(firstNumber&gt;secondNumber){</text:p>
      <text:p text:style-name="Standard"><text:s text:c="8"/>if(firstNumber&gt;thirthNumber){</text:p>
      <text:p text:style-name="Standard"><text:s text:c="12"/>printf("El numer mayor es: %d",firstNumber);</text:p>
      <text:p text:style-name="Standard"><text:s text:c="8"/>}</text:p>
      <text:p text:style-name="Standard"><text:s text:c="8"/>else{</text:p>
      <text:p text:style-name="Standard"><text:s text:c="12"/>printf("El numero mayor es: %d",thirthNumber);</text:p>
      <text:p text:style-name="Standard"><text:s text:c="8"/>}</text:p>
      <text:p text:style-name="Standard"><text:s text:c="4"/>}</text:p>
      <text:p text:style-name="Standard"><text:s text:c="5"/>if(secondNumber&gt;thirthNumber){</text:p>
      <text:p text:style-name="Standard"><text:s text:c="8"/>printf("El numero mayor es: %d",secondNumber);</text:p>
      <text:p text:style-name="Standard"><text:s text:c="4"/>}</text:p>
      <text:p text:style-name="Standard"><text:s text:c="4"/>else{</text:p>
      <text:p text:style-name="Standard"><text:s text:c="8"/>printf("El numero mayor es: %d",thirthNumber);</text:p>
      <text:p text:style-name="Standard"><text:s text:c="4"/>}</text:p>
      <text:p text:style-name="Standard"/>
      <text:p text:style-name="Standard">}</text:p>
      <text:p text:style-name="Standard"><text:s text:c="2"/>getAverage(){</text:p>
      <text:p text:style-name="Standard"><text:s text:c="6"/>int numbers[10];</text:p>
      <text:p text:style-name="Standard"><text:s text:c="4"/>printf("Please enter 10 numbers:\n");</text:p>
      <text:p text:style-name="Standard"><text:s text:c="4"/>int count=0;</text:p>
      <text:p text:style-name="Standard"><text:soft-page-break/><text:s text:c="4"/>int sum=0;</text:p>
      <text:p text:style-name="Standard"><text:s text:c="4"/>while(count&lt;10){</text:p>
      <text:p text:style-name="Standard"><text:s text:c="6"/>scanf("%d",&amp;numbers[count]);</text:p>
      <text:p text:style-name="Standard"><text:s text:c="6"/>sum+=numbers[count];</text:p>
      <text:p text:style-name="Standard"><text:s text:c="6"/>count++;</text:p>
      <text:p text:style-name="Standard"><text:s text:c="4"/>}</text:p>
      <text:p text:style-name="Standard"><text:s text:c="4"/>sum=sum/10;</text:p>
      <text:p text:style-name="Standard"><text:s text:c="4"/>printf("El promedio es: %d",sum);</text:p>
      <text:p text:style-name="Standard"><text:s text:c="4"/>}</text:p>
      <text:p text:style-name="Standard"><text:s text:c="2"/>printNames(){</text:p>
      <text:p text:style-name="Standard"><text:s text:c="2"/>char names[5][20];</text:p>
      <text:p text:style-name="Standard"><text:s text:c="2"/>printf("Ingrese 5 nombres(maximo 20 caracteres por nombre)\n");</text:p>
      <text:p text:style-name="Standard"><text:s text:c="2"/>int count=0;</text:p>
      <text:p text:style-name="Standard"><text:s text:c="2"/>while(count&lt;5){</text:p>
      <text:p text:style-name="Standard"><text:s text:c="3"/>scanf("%s",&amp;names[count]);</text:p>
      <text:p text:style-name="Standard"><text:s text:c="3"/>count++;</text:p>
      <text:p text:style-name="Standard"><text:s text:c="2"/>}</text:p>
      <text:p text:style-name="Standard"><text:s text:c="2"/>printf("\nLos nombres ingresados fueron:\n");</text:p>
      <text:p text:style-name="Standard"><text:s text:c="2"/>count=0;</text:p>
      <text:p text:style-name="Standard"><text:s text:c="2"/>while(count&lt;5){</text:p>
      <text:p text:style-name="Standard"><text:s text:c="4"/>printf("\n %s",names[count]);</text:p>
      <text:p text:style-name="Standard"><text:s text:c="4"/>count++;</text:p>
      <text:p text:style-name="Standard"><text:s text:c="2"/>}</text:p>
      <text:p text:style-name="Standard"><text:s text:c="2"/>}</text:p>
      <text:p text:style-name="Standard"><text:s/>lengthOfArray(){</text:p>
      <text:p text:style-name="Standard"><text:s/>char name[50];</text:p>
      <text:p text:style-name="Standard"><text:s/>printf("Ingrese un nombre:\n");</text:p>
      <text:p text:style-name="Standard"><text:s/>scanf("%s",&amp;name);</text:p>
      <text:p text:style-name="Standard"><text:s/>printf(name);</text:p>
      <text:p text:style-name="Standard"><text:s/>int length1=length(name);</text:p>
      <text:p text:style-name="Standard"><text:s/>printf("\nLa longitud del nombre es: %d",length1);</text:p>
      <text:p text:style-name="Standard"/>
      <text:p text:style-name="Standard"><text:s/>}</text:p>
      <text:p text:style-name="Standard"><text:s/>int length(char name[]){</text:p>
      <text:p text:style-name="Standard"><text:s text:c="2"/>int count=0;</text:p>
      <text:p text:style-name="Standard"><text:s text:c="2"/>int length=0;</text:p>
      <text:p text:style-name="Standard"><text:s text:c="2"/>while(name[count]!='\0'){</text:p>
      <text:p text:style-name="Standard"><text:s text:c="8"/>if(name[count]!=' '){</text:p>
      <text:p text:style-name="Standard"><text:s text:c="4"/>length++;</text:p>
      <text:p text:style-name="Standard"><text:s text:c="4"/>count++;</text:p>
      <text:p text:style-name="Standard"><text:s text:c="4"/>}</text:p>
      <text:p text:style-name="Standard"><text:s text:c="4"/>else{</text:p>
      <text:p text:style-name="Standard"><text:s text:c="5"/>count++;</text:p>
      <text:p text:style-name="Standard"><text:s text:c="4"/>}</text:p>
      <text:p text:style-name="Standard"><text:s text:c="2"/>}</text:p>
      <text:p text:style-name="Standard"><text:s text:c="2"/>return length;</text:p>
      <text:p text:style-name="Standard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00:55:46.84</meta:creation-date>
    <dc:date>2014-03-14T15:29:39.23</dc:date>
    <meta:editing-duration>PT2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91" meta:word-count="188" meta:character-count="2096"/>
  </office:meta>
</office:document-meta>
</file>